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/>
    <style:style style:name="ce3" style:family="table-cell" style:parent-style-name="Default" style:data-style-name="N107"/>
    <style:style style:name="ce5" style:family="table-cell" style:parent-style-name="Default" style:data-style-name="N37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office:annotation draw:style-name="gr1" draw:text-style-name="P2" svg:width="28.99mm" svg:height="53.36mm" svg:x="309.33mm" svg:y="3.06mm" draw:caption-point-x="-6.1mm" draw:caption-point-y="15.1mm">
              <dc:date>2018-12-26T00:00:00</dc:date>
              <text:p text:style-name="P1"><text:span text:style-name="T1">time ./esbmc codePVsystem_rev9e.c --no-bounds-check --no-pointer-check --quiet --boolector --unwind 300 -DHOUSE5 &gt; house5_mcquiet_26122018boolector.txt &amp;</text:span></text:p>
              <text:p text:style-name="P1"><text:span text:style-name="T1"/></text:p>
            </office:annotation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  <table:table-cell office:value-type="string" calcext:value-type="string">
            <text:p>25/10 a 27/10</text:p>
          </table:table-cell>
          <table:table-cell/>
          <table:table-cell table:number-columns-repeated="3" office:value-type="string" calcext:value-type="string">
            <text:p>26/10 a 21/11</text:p>
          </table:table-cell>
          <table:table-cell/>
          <table:table-cell office:value-type="string" calcext:value-type="string">
            <text:p>04/12 a 06/12</text:p>
          </table:table-cell>
          <table:table-cell office:value-type="string" calcext:value-type="string">
            <text:p>06/12 a </text:p>
          </table:table-cell>
          <table:table-cell table:number-columns-repeated="2" table:style-name="ce5" office:value-type="date" office:date-value="2018-12-26" calcext:value-type="date">
            <text:p>26/12/18</text:p>
          </table:table-cell>
          <table:table-cell table:number-columns-repeated="2" table:style-name="ce5" office:value-type="date" office:date-value="2018-12-27" calcext:value-type="date">
            <text:p>27/12/18</text:p>
          </table:table-cell>
          <table:table-cell table:style-name="ce5" office:value-type="date" office:date-value="2018-12-28" calcext:value-type="date">
            <text:p>28/12/18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  <table:table-cell office:value-type="string" calcext:value-type="string">
            <text:p>rev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office:value-type="string" calcext:value-type="string">
            <text:p>rec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table:number-columns-repeated="5" office:value-type="string" calcext:value-type="string">
            <text:p>rev9e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  <table:table-cell office:value-type="string" calcext:value-type="string">
            <text:p>VM</text:p>
          </table:table-cell>
          <table:table-cell/>
          <table:table-cell table:number-columns-repeated="3" office:value-type="string" calcext:value-type="string">
            <text:p>LucasUoM</text:p>
          </table:table-cell>
          <table:table-cell/>
          <table:table-cell table:number-columns-repeated="6" office:value-type="string" calcext:value-type="string">
            <text:p>mc</text:p>
          </table:table-cell>
          <table:table-cell/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  <table:table-cell office:value-type="float" office:value="0.151" calcext:value-type="float">
            <text:p>0,151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42" calcext:value-type="float">
            <text:p>0,242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4" calcext:value-type="float">
            <text:p>0,294</text:p>
          </table:table-cell>
          <table:table-cell office:value-type="float" office:value="0.335" calcext:value-type="float">
            <text:p>0,335</text:p>
          </table:table-cell>
          <table:table-cell/>
        </table:table-row>
        <table:table-row table:style-name="ro1">
          <table:table-cell office:value-type="string" calcext:value-type="string">
            <text:p>GotoProcess</text:p>
          </table:table-cell>
          <table:table-cell table:style-name="ce1" office:value-type="float" office:value="0" calcext:value-type="float">
            <text:p>0,00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001" calcext:value-type="float">
            <text:p>0,001</text:p>
          </table:table-cell>
          <table:table-cell/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ymex</text:p>
          </table:table-cell>
          <table:table-cell table:style-name="ce1" office:value-type="float" office:value="228004.828" calcext:value-type="float">
            <text:p>228.004,83</text:p>
          </table:table-cell>
          <table:table-cell table:style-name="ce1" office:value-type="float" office:value="1473396.986" calcext:value-type="float">
            <text:p>1.473.396,99</text:p>
          </table:table-cell>
          <table:table-cell table:style-name="ce1" office:value-type="float" office:value="175752.6" calcext:value-type="float">
            <text:p>175.752,60</text:p>
          </table:table-cell>
          <table:table-cell/>
          <table:table-cell office:value-type="float" office:value="2200046.25" calcext:value-type="float">
            <text:p>2200046,25</text:p>
          </table:table-cell>
          <table:table-cell office:value-type="float" office:value="2216841.148" calcext:value-type="float">
            <text:p>2216841,148</text:p>
          </table:table-cell>
          <table:table-cell office:value-type="float" office:value="2234830.867" calcext:value-type="float">
            <text:p>2234830,867</text:p>
          </table:table-cell>
          <table:table-cell/>
          <table:table-cell office:value-type="float" office:value="133787.398" calcext:value-type="float">
            <text:p>133787,398</text:p>
          </table:table-cell>
          <table:table-cell office:value-type="float" office:value="1072052.972" calcext:value-type="float">
            <text:p>1072052,972</text:p>
          </table:table-cell>
          <table:table-cell office:value-type="float" office:value="284.675" calcext:value-type="float">
            <text:p>284,675</text:p>
          </table:table-cell>
          <table:table-cell office:value-type="float" office:value="565.525" calcext:value-type="float">
            <text:p>565,525</text:p>
          </table:table-cell>
          <table:table-cell office:value-type="float" office:value="564.219" calcext:value-type="float">
            <text:p>564,219</text:p>
          </table:table-cell>
          <table:table-cell office:value-type="float" office:value="565.459" calcext:value-type="float">
            <text:p>565,459</text:p>
          </table:table-cell>
          <table:table-cell/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.496" calcext:value-type="float">
            <text:p>0,496</text:p>
          </table:table-cell>
          <table:table-cell office:value-type="float" office:value="0.411" calcext:value-type="float">
            <text:p>0,411</text:p>
          </table:table-cell>
          <table:table-cell/>
          <table:table-cell office:value-type="float" office:value="0.012" calcext:value-type="float">
            <text:p>0,012</text:p>
          </table:table-cell>
          <table:table-cell office:value-type="float" office:value="0.029" calcext:value-type="float">
            <text:p>0,029</text:p>
          </table:table-cell>
          <table:table-cell office:value-type="float" office:value="274.987" calcext:value-type="float">
            <text:p>274,987</text:p>
          </table:table-cell>
          <table:table-cell office:value-type="float" office:value="0.933" calcext:value-type="float">
            <text:p>0,933</text:p>
          </table:table-cell>
          <table:table-cell office:value-type="float" office:value="4.529" calcext:value-type="float">
            <text:p>4,529</text:p>
          </table:table-cell>
          <table:table-cell office:value-type="float" office:value="4.499" calcext:value-type="float">
            <text:p>4,499</text:p>
          </table:table-cell>
          <table:table-cell/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.569" calcext:value-type="float">
            <text:p>105,569</text:p>
          </table:table-cell>
          <table:table-cell office:value-type="float" office:value="346.894" calcext:value-type="float">
            <text:p>346,894</text:p>
          </table:table-cell>
          <table:table-cell office:value-type="float" office:value="377.919" calcext:value-type="float">
            <text:p>377,919</text:p>
          </table:table-cell>
          <table:table-cell office:value-type="float" office:value="392.415" calcext:value-type="float">
            <text:p>392,415</text:p>
          </table:table-cell>
          <table:table-cell/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530.893" calcext:value-type="float">
            <text:p>530,893</text:p>
          </table:table-cell>
          <table:table-cell office:value-type="float" office:value="290.385" calcext:value-type="float">
            <text:p>290,385</text:p>
          </table:table-cell>
          <table:table-cell office:value-type="float" office:value="235.536" calcext:value-type="float">
            <text:p>235,536</text:p>
          </table:table-cell>
          <table:table-cell/>
          <table:table-cell office:value-type="float" office:value="12.827" calcext:value-type="float">
            <text:p>12,827</text:p>
          </table:table-cell>
          <table:table-cell office:value-type="float" office:value="182.86" calcext:value-type="float">
            <text:p>182,86</text:p>
          </table:table-cell>
          <table:table-cell office:value-type="float" office:value="1376.409" calcext:value-type="float">
            <text:p>1376,409</text:p>
          </table:table-cell>
          <table:table-cell office:value-type="float" office:value="17448.666" calcext:value-type="float">
            <text:p>17448,666</text:p>
          </table:table-cell>
          <table:table-cell office:value-type="float" office:value="19894.502" calcext:value-type="float">
            <text:p>19894,502</text:p>
          </table:table-cell>
          <table:table-cell office:value-type="float" office:value="14934.125" calcext:value-type="float">
            <text:p>14934,125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office:annotation draw:style-name="gr2" draw:text-style-name="P2" svg:width="28.99mm" svg:height="17.81mm" svg:x="92.3mm" svg:y="48.21mm" draw:caption-point-x="-6.1mm" draw:caption-point-y="15.1mm">
              <dc:date>2018-11-21T00:00:00</dc:date>
              <text:p text:style-name="P1"><text:span text:style-name="T1">Line392 of version B is the same of line 396 of versionC</text:span></text:p>
            </office:annotation>
            <text:p>SOC line392</text:p>
          </table:table-cell>
          <table:table-cell office:value-type="string" calcext:value-type="string">
            <text:p>NPPmin line 271</text:p>
          </table:table-cell>
          <table:table-cell/>
          <table:table-cell table:number-columns-repeated="3" office:value-type="string" calcext:value-type="string">
            <text:p>SOC line 396</text:p>
          </table:table-cell>
          <table:table-cell/>
          <table:table-cell office:value-type="string" calcext:value-type="string">
            <text:p>NPPmin line 271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Icmin line 297</text:p>
          </table:table-cell>
          <table:table-cell office:value-type="string" calcext:value-type="string">
            <text:p>SOC line 435</text:p>
          </table:table-cell>
          <table:table-cell table:number-columns-repeated="3" office:value-type="string" calcext:value-type="string">
            <text:p>SOC line 409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1" table:formula="of:=SUM([.B9:.B14])" office:value-type="float" office:value="228023.213" calcext:value-type="float">
            <text:p>228.023,21</text:p>
          </table:table-cell>
          <table:table-cell table:style-name="ce1" table:formula="of:=SUM([.C9:.C14])" office:value-type="float" office:value="1473661.052" calcext:value-type="float">
            <text:p>1.473.661,05</text:p>
          </table:table-cell>
          <table:table-cell table:style-name="ce1" table:formula="of:=SUM([.D9:.D14])" office:value-type="float" office:value="175763.587" calcext:value-type="float">
            <text:p>175.763,59</text:p>
          </table:table-cell>
          <table:table-cell/>
          <table:table-cell table:style-name="ce1" table:formula="of:=SUM([.F9:.F14])" office:value-type="float" office:value="2200578.509" calcext:value-type="float">
            <text:p>2.200.578,51</text:p>
          </table:table-cell>
          <table:table-cell table:style-name="ce1" table:formula="of:=SUM([.G9:.G14])" office:value-type="float" office:value="2217132.132" calcext:value-type="float">
            <text:p>2.217.132,13</text:p>
          </table:table-cell>
          <table:table-cell table:style-name="ce1" table:formula="of:=SUM([.H9:.H14])" office:value-type="float" office:value="2235066.923" calcext:value-type="float">
            <text:p>2.235.066,92</text:p>
          </table:table-cell>
          <table:table-cell/>
          <table:table-cell table:style-name="ce1" table:formula="of:=SUM([.J9:.J14])" office:value-type="float" office:value="133800.381" calcext:value-type="float">
            <text:p>133.800,38</text:p>
          </table:table-cell>
          <table:table-cell table:style-name="ce1" table:formula="of:=SUM([.K9:.K14])" office:value-type="float" office:value="1072236.139" calcext:value-type="float">
            <text:p>1.072.236,14</text:p>
          </table:table-cell>
          <table:table-cell table:style-name="ce1" table:formula="of:=SUM([.L9:.L14])" office:value-type="float" office:value="2041.883" calcext:value-type="float">
            <text:p>2.041,88</text:p>
          </table:table-cell>
          <table:table-cell table:style-name="ce1" table:formula="of:=SUM([.M9:.M14])" office:value-type="float" office:value="18362.3" calcext:value-type="float">
            <text:p>18.362,30</text:p>
          </table:table-cell>
          <table:table-cell table:style-name="ce1" table:formula="of:=SUM([.N9:.N14])" office:value-type="float" office:value="20841.464" calcext:value-type="float">
            <text:p>20.841,46</text:p>
          </table:table-cell>
          <table:table-cell table:style-name="ce1" table:formula="of:=SUM([.O9:.O14])" office:value-type="float" office:value="15896.833" calcext:value-type="float">
            <text:p>15.896,83</text:p>
          </table:table-cell>
          <table:table-cell table:style-name="ce1" table:formula="of:=SUM([.P9:.P14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  <table:table-cell table:formula="of:=[.D16]/60" office:value-type="float" office:value="2929.39311666667" calcext:value-type="float">
            <text:p>2929,39311666667</text:p>
          </table:table-cell>
          <table:table-cell/>
          <table:table-cell table:formula="of:=[.F16]/60" office:value-type="float" office:value="36676.3084833333" calcext:value-type="float">
            <text:p>36676,3084833333</text:p>
          </table:table-cell>
          <table:table-cell table:formula="of:=[.G16]/60" office:value-type="float" office:value="36952.2022" calcext:value-type="float">
            <text:p>36952,2022</text:p>
          </table:table-cell>
          <table:table-cell table:formula="of:=[.H16]/60" office:value-type="float" office:value="37251.1153833333" calcext:value-type="float">
            <text:p>37251,1153833333</text:p>
          </table:table-cell>
          <table:table-cell/>
          <table:table-cell table:formula="of:=[.J16]/60" office:value-type="float" office:value="2230.00635" calcext:value-type="float">
            <text:p>2230,00635</text:p>
          </table:table-cell>
          <table:table-cell table:formula="of:=[.K16]/60" office:value-type="float" office:value="17870.6023166667" calcext:value-type="float">
            <text:p>17870,6023166667</text:p>
          </table:table-cell>
          <table:table-cell table:formula="of:=[.L16]/60" office:value-type="float" office:value="34.0313833333333" calcext:value-type="float">
            <text:p>34,0313833333333</text:p>
          </table:table-cell>
          <table:table-cell table:formula="of:=[.M16]/60" office:value-type="float" office:value="306.038333333333" calcext:value-type="float">
            <text:p>306,038333333333</text:p>
          </table:table-cell>
          <table:table-cell table:formula="of:=[.N16]/60" office:value-type="float" office:value="347.357733333333" calcext:value-type="float">
            <text:p>347,357733333333</text:p>
          </table:table-cell>
          <table:table-cell table:formula="of:=[.O16]/60" office:value-type="float" office:value="264.947216666667" calcext:value-type="float">
            <text:p>264,947216666667</text:p>
          </table:table-cell>
          <table:table-cell table:formula="of:=[.P16]/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  <table:table-cell table:formula="of:=[.D17]/60" office:value-type="float" office:value="48.8232186111111" calcext:value-type="float">
            <text:p>48,8232186111111</text:p>
          </table:table-cell>
          <table:table-cell/>
          <table:table-cell table:formula="of:=[.F17]/60" office:value-type="float" office:value="611.271808055556" calcext:value-type="float">
            <text:p>611,271808055556</text:p>
          </table:table-cell>
          <table:table-cell table:formula="of:=[.G17]/60" office:value-type="float" office:value="615.870036666667" calcext:value-type="float">
            <text:p>615,870036666667</text:p>
          </table:table-cell>
          <table:table-cell table:formula="of:=[.H17]/60" office:value-type="float" office:value="620.851923055556" calcext:value-type="float">
            <text:p>620,851923055556</text:p>
          </table:table-cell>
          <table:table-cell/>
          <table:table-cell table:formula="of:=[.J17]/60" office:value-type="float" office:value="37.1667725" calcext:value-type="float">
            <text:p>37,1667725</text:p>
          </table:table-cell>
          <table:table-cell table:formula="of:=[.K17]/60" office:value-type="float" office:value="297.843371944444" calcext:value-type="float">
            <text:p>297,843371944444</text:p>
          </table:table-cell>
          <table:table-cell table:formula="of:=[.L17]/60" office:value-type="float" office:value="0.567189722222222" calcext:value-type="float">
            <text:p>0,567189722222222</text:p>
          </table:table-cell>
          <table:table-cell table:formula="of:=[.M17]/60" office:value-type="float" office:value="5.10063888888889" calcext:value-type="float">
            <text:p>5,10063888888889</text:p>
          </table:table-cell>
          <table:table-cell table:formula="of:=[.N17]/60" office:value-type="float" office:value="5.78929555555556" calcext:value-type="float">
            <text:p>5,78929555555556</text:p>
          </table:table-cell>
          <table:table-cell table:formula="of:=[.O17]/60" office:value-type="float" office:value="4.41578694444444" calcext:value-type="float">
            <text:p>4,41578694444444</text:p>
          </table:table-cell>
          <table:table-cell table:formula="of:=[.P17]/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  <table:table-cell table:formula="of:=[.D18]/24" office:value-type="float" office:value="2.03430077546296" calcext:value-type="float">
            <text:p>2,03430077546296</text:p>
          </table:table-cell>
          <table:table-cell/>
          <table:table-cell table:formula="of:=[.F18]/24" office:value-type="float" office:value="25.4696586689815" calcext:value-type="float">
            <text:p>25,4696586689815</text:p>
          </table:table-cell>
          <table:table-cell table:formula="of:=[.G18]/24" office:value-type="float" office:value="25.6612515277778" calcext:value-type="float">
            <text:p>25,6612515277778</text:p>
          </table:table-cell>
          <table:table-cell table:formula="of:=[.H18]/24" office:value-type="float" office:value="25.8688301273148" calcext:value-type="float">
            <text:p>25,8688301273148</text:p>
          </table:table-cell>
          <table:table-cell/>
          <table:table-cell table:formula="of:=[.J18]/24" office:value-type="float" office:value="1.54861552083333" calcext:value-type="float">
            <text:p>1,54861552083333</text:p>
          </table:table-cell>
          <table:table-cell table:formula="of:=[.K18]/24" office:value-type="float" office:value="12.4101404976852" calcext:value-type="float">
            <text:p>12,4101404976852</text:p>
          </table:table-cell>
          <table:table-cell table:formula="of:=[.L18]/24" office:value-type="float" office:value="0.0236329050925926" calcext:value-type="float">
            <text:p>0,023632905092593</text:p>
          </table:table-cell>
          <table:table-cell table:formula="of:=[.M18]/24" office:value-type="float" office:value="0.21252662037037" calcext:value-type="float">
            <text:p>0,21252662037037</text:p>
          </table:table-cell>
          <table:table-cell table:formula="of:=[.N18]/24" office:value-type="float" office:value="0.241220648148148" calcext:value-type="float">
            <text:p>0,241220648148148</text:p>
          </table:table-cell>
          <table:table-cell table:formula="of:=[.O18]/24" office:value-type="float" office:value="0.183991122685185" calcext:value-type="float">
            <text:p>0,183991122685185</text:p>
          </table:table-cell>
          <table:table-cell table:formula="of:=[.P18]/24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3" office:value-type="string" calcext:value-type="string">
            <text:p>5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5.1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6.0.0.</text:p>
          </table:table-cell>
          <table:table-cell table:number-columns-repeated="3" office:value-type="string" calcext:value-type="string">
            <text:p>6.0.0</text:p>
          </table:table-cell>
        </table:table-row>
        <table:table-row table:style-name="ro1">
          <table:table-cell office:value-type="string" calcext:value-type="string">
            <text:p>Solver Z3</text:p>
          </table:table-cell>
          <table:table-cell table:number-columns-repeated="3" office:value-type="string" calcext:value-type="string">
            <text:p>4.7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4.7.1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oolector</text:p>
          </table:table-cell>
          <table:table-cell table:number-columns-repeated="10"/>
          <table:table-cell table:number-columns-repeated="5" office:value-type="string" calcext:value-type="string">
            <text:p>2.4.1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77(?)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42% mais ráp</text:p>
          </table:table-cell>
          <table:table-cell office:value-type="string" calcext:value-type="string">
            <text:p>30% mais rápido CE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09:15:16.630320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8-12-28T09:37:22.714259722</dc:date>
    <meta:editing-duration>PT2H2M43S</meta:editing-duration>
    <meta:editing-cycles>18</meta:editing-cycles>
    <meta:generator>LibreOffice/6.0.7.3$Linux_X86_64 LibreOffice_project/00m0$Build-3</meta:generator>
    <meta:document-statistic meta:table-count="1" meta:cell-count="265" meta:object-count="0"/>
  </office:meta>
</office:document-meta>
</file>